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4" style:family="paragraph" style:parent-style-name="Text_20_body" style:list-style-name="L1">
      <style:text-properties officeooo:rsid="0008b7c7" officeooo:paragraph-rsid="0008b7c7"/>
    </style:style>
    <style:style style:name="P5" style:family="paragraph" style:parent-style-name="Text_20_body" style:list-style-name="L1">
      <style:text-properties officeooo:rsid="000b6dca" officeooo:paragraph-rsid="000b6d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2857220796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3">format plots</text:p>
        </text:list-item>
        <text:list-item>
          <text:p text:style-name="P4">Functions – what if any function can be created:</text:p>
          <text:list>
            <text:list-item>
              <text:p text:style-name="P4">function to save dataframes to formatted tables with plotly – leave until the end as hasn’t worked out well to date doing this</text:p>
            </text:list-item>
            <text:list-item>
              <text:p text:style-name="P4">function to actually create the tables</text:p>
            </text:list-item>
          </text:list>
        </text:list-item>
        <text:list-item>
          <text:p text:style-name="P4">Output all summaries to txt document – use append command to do this</text:p>
        </text:list-item>
        <text:list-item>
          <text:p text:style-name="P4">Move data summary output to text to the end and include all outputs</text:p>
        </text:list-item>
        <text:list-item>
          <text:p text:style-name="P5">script desdcription in comments at top – put in more details</text:p>
        </text:list-item>
        <text:list-item>
          <text:p text:style-name="P5">references – additional references were added o 20/04/2023 – go through script and cross check references in the README.m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0T21:37:40.480644505</dc:date>
    <meta:editing-duration>PT9H38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17" meta:character-count="660" meta:non-whitespace-character-count="558"/>
  </office:meta>
</office:document-meta>
</file>